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Описание проекта по созданию Telegram бота "Наши цветы" на языке Python</text:p>
      <text:p text:style-name="Standard"/>
      <text:p text:style-name="Standard">Проект направлен на разработку Telegram бота для онлайн <text:span text:style-name="T1">версии</text:span> магазина цветов "Наши цветы". Бот будет предоставлять пользователям возможность удобно просматривать ассортимент и управлять заказами через интерфейс мессенджера.</text:p>
      <text:p text:style-name="Standard"/>
      <text:p text:style-name="Standard">Функциональные возможности бота</text:p>
      <text:p text:style-name="Standard"/>
      <text:p text:style-name="Standard">1. Добавление товаров в корзину <text:s/></text:p>
      <text:p text:style-name="Standard"><text:s text:c="3"/>Пользователи смогут просматривать доступные товары (цветы и аксессуары) и добавлять их в корзину для последующего оформления заказа.</text:p>
      <text:p text:style-name="Standard"/>
      <text:p text:style-name="Standard">2. <text:span text:style-name="T1">Добавление</text:span> фото <text:span text:style-name="T1">букетов</text:span> <text:s/></text:p>
      <text:p text:style-name="Standard"><text:s text:c="3"/>Администраторы смогут <text:span text:style-name="T1">добавлять</text:span> фотографии каждого товара для обновления ассортимента и улучшения визуального представления.</text:p>
      <text:p text:style-name="Standard"/>
      <text:p text:style-name="Standard">3. <text:span text:style-name="T1">Добавление</text:span> названия <text:span text:style-name="T1">букета</text:span> <text:s/></text:p>
      <text:p text:style-name="Standard"><text:s text:c="3"/>Администраторы смогут <text:span text:style-name="T1">добавлять</text:span> названия товаров, чтобы корректно отражать их состав или преимущества.</text:p>
      <text:p text:style-name="Standard"/>
      <text:p text:style-name="Standard">4. Просмотр корзины <text:s/></text:p>
      <text:p text:style-name="Standard"><text:s text:c="3"/>Пользователи смогут просматривать содержимое своей корзины, включая название и изображение каждого товара, а также стоимость.</text:p>
      <text:p text:style-name="Standard"/>
      <text:p text:style-name="Standard">5. Оформление заказа <text:s/></text:p>
      <text:p text:style-name="Standard"><text:s text:c="3"/>Возможность заказа товаров из корзины с выбором способа оплаты и доставки.</text:p>
      <text:p text:style-name="Standard"/>
      <text:p text:style-name="Standard"/>
      <text:p text:style-name="Standard">Технологический стек</text:p>
      <text:p text:style-name="Standard"/>
      <text:p text:style-name="Standard">- Python</text:p>
      <text:p text:style-name="Standard">- Python-telegram-bot для реализации бота</text:p>
      <text:p text:style-name="Standard">- SQLite для хранения данных о товарах и заказах</text:p>
      <text:p text:style-name="Standard">- Flask для создания панели управления для администраторов (при необходимости)</text:p>
      <text:p text:style-name="Standard"/>
      <text:p text:style-name="Standard">Цели проекта</text:p>
      <text:p text:style-name="Standard"/>
      <text:p text:style-name="Standard">Создать удобный и функциональный Telegram бот для онлайн магазина "Наши цветы", который обеспечит комфортный процесс выбора и покупки цветов, а также позволит администратору эффективно управлять ассортиментом товаров. Бот будет способствовать популяризации магазина и улучшению клиентского сервис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44S</meta:editing-duration>
    <meta:editing-cycles>4</meta:editing-cycles>
    <meta:generator>OpenOffice/4.1.11$Win32 OpenOffice.org_project/4111m1$Build-9808</meta:generator>
    <dc:date>2025-04-20T17:53:42.63</dc:date>
    <dc:creator>Полина </dc:creator>
    <meta:document-statistic meta:table-count="0" meta:image-count="0" meta:object-count="0" meta:page-count="1" meta:paragraph-count="20" meta:word-count="194" meta:character-count="1539"/>
    <meta:user-defined meta:name="Info 1"/>
    <meta:user-defined meta:name="Info 2"/>
    <meta:user-defined meta:name="Info 3"/>
    <meta:user-defined meta:name="Info 4"/>
  </office:meta>
</office:document-meta>
</file>